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d73bb" officeooo:paragraph-rsid="001d73bb"/>
    </style:style>
    <style:style style:name="P2" style:family="paragraph" style:parent-style-name="Text_20_body" style:list-style-name="L1">
      <style:text-properties officeooo:rsid="001e84fd" officeooo:paragraph-rsid="001e84fd"/>
    </style:style>
    <style:style style:name="P3" style:family="paragraph" style:parent-style-name="Text_20_body" style:list-style-name="L1">
      <style:text-properties officeooo:rsid="001e84fd" officeooo:paragraph-rsid="0020f653"/>
    </style:style>
    <style:style style:name="P4" style:family="paragraph" style:parent-style-name="Text_20_body">
      <style:text-properties officeooo:rsid="001e84fd" officeooo:paragraph-rsid="0020f6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portfolio</text:p>
      <text:h text:style-name="P1" text:outline-level="1">Description générale :</text:h>
      <text:list xml:id="list3038347222" text:style-name="L1">
        <text:list-item>
          <text:p text:style-name="P2">Application web / mobile</text:p>
        </text:list-item>
        <text:list-item>
          <text:p text:style-name="P2">Technologies utilisées =&gt; front-office(Angular/Ionic), back-office(Symfony)</text:p>
        </text:list-item>
        <text:list-item>
          <text:p text:style-name="P2">Objectifs =&gt; Décrire de façon claire, pertinent mes compétences et ma personnalité</text:p>
        </text:list-item>
        <text:list-item>
          <text:p text:style-name="P2">Fonctionnalité front-office :</text:p>
          <text:list>
            <text:list-item>
              <text:p text:style-name="P2">Page d’accueil : A propos de moi</text:p>
            </text:list-item>
            <text:list-item>
              <text:p text:style-name="P2">Page : Mes projets =&gt; mes projets avec une page de description par projet :</text:p>
              <text:list>
                <text:list-item>
                  <text:p text:style-name="P2">titre du projet</text:p>
                </text:list-item>
                <text:list-item>
                  <text:p text:style-name="P2">Date de réalisation</text:p>
                </text:list-item>
                <text:list-item>
                  <text:p text:style-name="P2">L’équipe qui a réalisé le projet</text:p>
                </text:list-item>
                <text:list-item>
                  <text:p text:style-name="P2">une description du projet</text:p>
                </text:list-item>
                <text:list-item>
                  <text:p text:style-name="P2">les technologies utilisées</text:p>
                </text:list-item>
                <text:list-item>
                  <text:p text:style-name="P2">les difficultés rencontrés</text:p>
                </text:list-item>
                <text:list-item>
                  <text:p text:style-name="P2">mon rôle dans le projet</text:p>
                </text:list-item>
              </text:list>
            </text:list-item>
            <text:list-item>
              <text:p text:style-name="P2">Page : Articles =&gt; blog</text:p>
            </text:list-item>
            <text:list-item>
              <text:p text:style-name="P2">Page : Contact =&gt; formulaire de contact – réseaux sociaux</text:p>
            </text:list-item>
          </text:list>
        </text:list-item>
        <text:list-item>
          <text:p text:style-name="P2">Fonctionnalités back-office :</text:p>
          <text:list>
            <text:list-item>
              <text:p text:style-name="P3">Tableau de bord =&gt; ajout/modification/suppression d’article et de projet. Ajout de nouvelles compétences </text:p>
            </text:list-item>
          </text:list>
        </text:list-item>
        <text:list-item>
          <text:p text:style-name="P3">Base de données :</text:p>
          <text:list>
            <text:list-item>
              <text:p text:style-name="P3">Mysql</text:p>
            </text:list-item>
            <text:list-item>
              <text:p text:style-name="P3">API pour joindre l’application mobile à la base de données</text:p>
              <text:list>
                <text:list-item>
                  <text:p text:style-name="P3">API créée avec Symfony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04:39.805587040</meta:creation-date>
    <dc:date>2018-11-08T14:51:15.206891329</dc:date>
    <meta:editing-duration>PT27M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148" meta:character-count="858" meta:non-whitespace-character-count="752"/>
  </office:meta>
</office:document-meta>
</file>